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125cm" style:rel-column-width="819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20edf1" officeooo:paragraph-rsid="001882d7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882d7" officeooo:paragraph-rsid="001882d7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rsid="0018a7f5" officeooo:paragraph-rsid="0018a7f5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1d0385" officeooo:paragraph-rsid="001d0385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officeooo:rsid="001e56be" officeooo:paragraph-rsid="001e56b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e56be" officeooo:paragraph-rsid="001e56b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e56be" officeooo:paragraph-rsid="001fa5a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e56be" officeooo:paragraph-rsid="0020371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e56be" officeooo:paragraph-rsid="0043a99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d7df7" officeooo:paragraph-rsid="001d7df7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e20ba" officeooo:paragraph-rsid="001e20b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4357a" officeooo:paragraph-rsid="0024357a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3b657f" officeooo:paragraph-rsid="003b657f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3b657f" officeooo:paragraph-rsid="003d47e5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3d47e5" officeooo:paragraph-rsid="003d47e5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3d949f" officeooo:paragraph-rsid="003d949f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3f3898" officeooo:paragraph-rsid="003f389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43a995" officeooo:paragraph-rsid="0043a995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3d949f" officeooo:paragraph-rsid="003d949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font-weight="bold" officeooo:rsid="003d47e5" officeooo:paragraph-rsid="003d47e5" style:font-size-asian="16pt" style:font-weight-asian="bold" style:font-size-complex="1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3f3898" officeooo:paragraph-rsid="003f3898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419d9e" officeooo:paragraph-rsid="003f3898" style:font-size-asian="14pt" style:font-size-complex="14pt"/>
    </style:style>
    <style:style style:name="T1" style:family="text">
      <style:text-properties officeooo:rsid="00192fb6"/>
    </style:style>
    <style:style style:name="T2" style:family="text">
      <style:text-properties officeooo:rsid="0019f7c6"/>
    </style:style>
    <style:style style:name="T3" style:family="text">
      <style:text-properties officeooo:rsid="001b5a5b"/>
    </style:style>
    <style:style style:name="T4" style:family="text">
      <style:text-properties officeooo:rsid="001d7df7"/>
    </style:style>
    <style:style style:name="T5" style:family="text">
      <style:text-properties officeooo:rsid="001f6259"/>
    </style:style>
    <style:style style:name="T6" style:family="text">
      <style:text-properties officeooo:rsid="001fa5ad"/>
    </style:style>
    <style:style style:name="T7" style:family="text">
      <style:text-properties officeooo:rsid="0020371f"/>
    </style:style>
    <style:style style:name="T8" style:family="text">
      <style:text-properties officeooo:rsid="00222096"/>
    </style:style>
    <style:style style:name="T9" style:family="text">
      <style:text-properties officeooo:rsid="0023fe0d"/>
    </style:style>
    <style:style style:name="T10" style:family="text">
      <style:text-properties officeooo:rsid="0024357a"/>
    </style:style>
    <style:style style:name="T11" style:family="text">
      <style:text-properties officeooo:rsid="002bdd51"/>
    </style:style>
    <style:style style:name="T12" style:family="text">
      <style:text-properties officeooo:rsid="00428dfe"/>
    </style:style>
    <style:style style:name="T13" style:family="text">
      <style:text-properties officeooo:rsid="0043a995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untain Array</text:p>
      <text:p text:style-name="P1">(Kickoff Coding <text:span text:style-name="T11">Python</text:span>, August, 2021)</text:p>
      <text:p text:style-name="P1"/>
      <text:p text:style-name="P3">You are given three values as an input. Hi, Low and N. <text:span text:style-name="T1">You have to create an array such that it’s value increases initially and when it reaches to value equals to Hi, we need to start decrement</text:span><text:span text:style-name="T2">i</text:span><text:span text:style-name="T1">ng it. </text:span><text:span text:style-name="T3">We need all array elements within range Hi and Low of N elements. </text:span></text:p>
      <text:p text:style-name="P3"/>
      <text:p text:style-name="P4">There are multiple such arrays are possible for single input of Hi, Low and N. But, we need resultant array which is having <text:span text:style-name="T4">element having</text:span> Hi value at least possible index.</text:p>
      <text:p text:style-name="P4"/>
      <text:p text:style-name="P5">If such array can not be generated then return [-1].</text:p>
      <text:p text:style-name="P4"/>
      <text:p text:style-name="P10">Hi: Max possible value of an array elements<text:line-break/>Low: Least possible value of an array element</text:p>
      <text:p text:style-name="P11">N: Length of an array</text:p>
      <text:p text:style-name="P11"/>
      <text:p text:style-name="P11"/>
      <text:p text:style-name="P6">1. Test case: 10 7 5 </text:p>
      <text:p text:style-name="P7"><text:s text:c="4"/>Output: <text:s text:c="4"/><text:span text:style-name="T5">[9, 10, 9, 8, 7]</text:span> </text:p>
      <text:p text:style-name="P7"/>
      <text:p text:style-name="P12">2. Test Case: 10 7 6 </text:p>
      <text:p text:style-name="P12"><text:s text:c="4"/>Output: <text:s text:c="5"/>[8, 9, 10, 9, 8, 7]</text:p>
      <text:p text:style-name="P7"/>
      <text:p text:style-name="P7"><text:span text:style-name="T10">3</text:span><text:span text:style-name="T6">. Test Case: 10 8 5</text:span></text:p>
      <text:p text:style-name="P8"><text:s text:c="4"/><text:span text:style-name="T6">Output: <text:s text:c="5"/>[8, 9, 10, 9, 8]</text:span> </text:p>
      <text:p text:style-name="P8"/>
      <text:p text:style-name="P8"><text:span text:style-name="T10">4</text:span><text:span text:style-name="T7">. Test case: 10 8 6</text:span></text:p>
      <text:p text:style-name="P8"><text:s text:c="4"/><text:span text:style-name="T7">Output: <text:s text:c="4"/>[-1] <text:s text:c="7"/></text:span><text:span text:style-name="T8"># [8, 9, 10, 9, 8] </text:span><text:span text:style-name="T9">=&gt; Only 5 elements possible.</text:span> <text:s text:c="2"/></text:p>
      <text:p text:style-name="P8"/>
      <text:p text:style-name="P8"/>
      <text:p text:style-name="P8"/>
      <text:p text:style-name="P20">SOLUTION</text:p>
      <text:p text:style-name="P15"/>
      <text:p text:style-name="P13">RULES TO CHECK:</text:p>
      <text:p text:style-name="P13">1. Array length must be equal to N</text:p>
      <text:p text:style-name="P13">2. All element’s value must be within range Low to Hi</text:p>
      <text:p text:style-name="P13">3. Array must be first incrementing and then Decrementing</text:p>
      <text:p text:style-name="P14">4. Element having value equal to Hi must be <text:span text:style-name="T12">at, </text:span>least possible index</text:p>
      <text:p text:style-name="P14"/>
      <text:p text:style-name="P14"/>
      <text:p text:style-name="P14"/>
      <text:p text:style-name="P14"/>
      <text:p text:style-name="P19"><text:soft-page-break/>Example</text:p>
      <text:p text:style-name="P16"/>
      <text:p text:style-name="P17">10 5 8</text:p>
      <text:p text:style-name="P17"/>
      <table:table table:name="Table1" table:style-name="Table1">
        <table:table-column table:style-name="Table1.A" table:number-columns-repeated="8"/>
        <table:table-row table:style-name="TableLine1699168613008">
          <table:table-cell table:style-name="Table1.A1" office:value-type="string">
            <text:p text:style-name="P21">0</text:p>
          </table:table-cell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21">3</text:p>
          </table:table-cell>
          <table:table-cell table:style-name="Table1.A1" office:value-type="string">
            <text:p text:style-name="P21">4</text:p>
          </table:table-cell>
          <table:table-cell table:style-name="Table1.A1" office:value-type="string">
            <text:p text:style-name="P21">5</text:p>
          </table:table-cell>
          <table:table-cell table:style-name="Table1.A1" office:value-type="string">
            <text:p text:style-name="P21">6</text:p>
          </table:table-cell>
          <table:table-cell table:style-name="Table1.H1" office:value-type="string">
            <text:p text:style-name="P21">7</text:p>
          </table:table-cell>
        </table:table-row>
        <table:table-row table:style-name="TableLine1699168613008">
          <table:table-cell table:style-name="Table1.A2" office:value-type="string">
            <text:p text:style-name="P21">8 </text:p>
          </table:table-cell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21">10</text:p>
          </table:table-cell>
          <table:table-cell table:style-name="Table1.A2" office:value-type="string">
            <text:p text:style-name="P21">9</text:p>
          </table:table-cell>
          <table:table-cell table:style-name="Table1.A2" office:value-type="string">
            <text:p text:style-name="P21">8</text:p>
          </table:table-cell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>6</text:p>
          </table:table-cell>
          <table:table-cell table:style-name="Table1.H2" office:value-type="string">
            <text:p text:style-name="P21">5</text:p>
          </table:table-cell>
        </table:table-row>
      </table:table>
      <text:p text:style-name="P17"/>
      <text:p text:style-name="P9"><text:span text:style-name="T13">n - (hi – low) – 1</text:span></text:p>
      <text:p text:style-name="P18">8 – (10 – 5) – 1</text:p>
      <text:p text:style-name="P18">8 – 5 – 1</text:p>
      <text:p text:style-name="P18">2</text:p>
      <text:p text:style-name="P17"/>
      <text:p text:style-name="P17"/>
      <text:p text:style-name="P17"/>
      <text:p text:style-name="P17"/>
      <text:p text:style-name="P17"/>
      <text:p text:style-name="P17"/>
      <text:p text:style-name="P17">10 3 8</text:p>
      <table:table table:name="Table2" table:style-name="Table2">
        <table:table-column table:style-name="Table2.A" table:number-columns-repeated="8"/>
        <table:table-row table:style-name="TableLine1699168631504">
          <table:table-cell table:style-name="Table2.A1" office:value-type="string">
            <text:p text:style-name="P21">0 </text:p>
          </table:table-cell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21">3</text:p>
          </table:table-cell>
          <table:table-cell table:style-name="Table2.A1" office:value-type="string">
            <text:p text:style-name="P21">4</text:p>
          </table:table-cell>
          <table:table-cell table:style-name="Table2.A1" office:value-type="string">
            <text:p text:style-name="P21">5</text:p>
          </table:table-cell>
          <table:table-cell table:style-name="Table2.A1" office:value-type="string">
            <text:p text:style-name="P21">6</text:p>
          </table:table-cell>
          <table:table-cell table:style-name="Table2.H1" office:value-type="string">
            <text:p text:style-name="P21">7</text:p>
          </table:table-cell>
        </table:table-row>
        <table:table-row table:style-name="TableLine1699168631504">
          <table:table-cell table:style-name="Table2.A2" office:value-type="string">
            <text:p text:style-name="P21">9</text:p>
          </table:table-cell>
          <table:table-cell table:style-name="Table2.A2" office:value-type="string">
            <text:p text:style-name="P21">10</text:p>
          </table:table-cell>
          <table:table-cell table:style-name="Table2.C2" office:value-type="float" office:value="9">
            <text:p text:style-name="P21">9</text:p>
          </table:table-cell>
          <table:table-cell table:style-name="Table2.C2" office:value-type="float" office:value="8">
            <text:p text:style-name="P22">8</text:p>
          </table:table-cell>
          <table:table-cell table:style-name="Table2.C2" office:value-type="float" office:value="7">
            <text:p text:style-name="P22">7</text:p>
          </table:table-cell>
          <table:table-cell table:style-name="Table2.C2" office:value-type="float" office:value="6">
            <text:p text:style-name="P22">6</text:p>
          </table:table-cell>
          <table:table-cell table:style-name="Table2.C2" office:value-type="float" office:value="5">
            <text:p text:style-name="P22">5</text:p>
          </table:table-cell>
          <table:table-cell table:style-name="Table2.H2" office:value-type="string">
            <text:p text:style-name="P21">4</text:p>
          </table:table-cell>
        </table:table-row>
      </table:table>
      <text:p text:style-name="P17"/>
      <text:p text:style-name="P18">8 – (10 – 3) – 1</text:p>
      <text:p text:style-name="P18">8 – 8</text:p>
      <text:p text:style-name="P18">0</text:p>
      <text:p text:style-name="P18"/>
      <text:p text:style-name="P18">if(indexHi &lt;= 0)</text:p>
      <text:p text:style-name="P18"><text:s/>indexHi = 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1T14:40:55.101000000</dc:date>
    <meta:editing-duration>PT3H53M29S</meta:editing-duration>
    <meta:editing-cycles>38</meta:editing-cycles>
    <meta:generator>LibreOffice/7.2.0.4$Windows_X86_64 LibreOffice_project/9a9c6381e3f7a62afc1329bd359cc48accb6435b</meta:generator>
    <meta:document-statistic meta:table-count="2" meta:image-count="0" meta:object-count="0" meta:page-count="2" meta:paragraph-count="65" meta:word-count="287" meta:character-count="1299" meta:non-whitespace-character-count="1014"/>
  </office:meta>
</office:document-meta>
</file>